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35cc64" officeooo:paragraph-rsid="0035cc64"/>
    </style:style>
    <style:style style:name="P2" style:family="paragraph" style:parent-style-name="Standard">
      <style:text-properties style:font-name="Linux Libertine O" officeooo:rsid="002dda6f" officeooo:paragraph-rsid="002dda6f"/>
    </style:style>
    <style:style style:name="P3" style:family="paragraph" style:parent-style-name="Standard">
      <style:text-properties style:font-name="Linux Libertine O" officeooo:rsid="002dda6f" officeooo:paragraph-rsid="0035cc64"/>
    </style:style>
    <style:style style:name="P4" style:family="paragraph" style:parent-style-name="Standard">
      <style:text-properties style:font-name="Linux Libertine O" officeooo:rsid="003f53dd" officeooo:paragraph-rsid="003f53dd"/>
    </style:style>
    <style:style style:name="P5" style:family="paragraph" style:parent-style-name="Standard">
      <style:text-properties style:font-name="Linux Libertine O" officeooo:rsid="003f53dd" officeooo:paragraph-rsid="0040b009"/>
    </style:style>
    <style:style style:name="P6" style:family="paragraph" style:parent-style-name="Standard">
      <style:text-properties style:font-name="Linux Libertine O" officeooo:rsid="0040b009" officeooo:paragraph-rsid="0040b009"/>
    </style:style>
    <style:style style:name="P7" style:family="paragraph" style:parent-style-name="Standard">
      <style:text-properties officeooo:rsid="0035cc64" officeooo:paragraph-rsid="0035cc64"/>
    </style:style>
    <style:style style:name="P8" style:family="paragraph" style:parent-style-name="Standard">
      <style:text-properties officeooo:paragraph-rsid="002dda6f"/>
    </style:style>
    <style:style style:name="P9" style:family="paragraph" style:parent-style-name="Standard">
      <style:text-properties style:font-name="Linux Libertine O" officeooo:rsid="0040b009" officeooo:paragraph-rsid="0040b009"/>
    </style:style>
    <style:style style:name="P10" style:family="paragraph" style:parent-style-name="Standard">
      <style:text-properties style:font-name="Linux Libertine O" officeooo:rsid="004889a2" officeooo:paragraph-rsid="004889a2"/>
    </style:style>
    <style:style style:name="P11" style:family="paragraph" style:parent-style-name="Standard">
      <style:text-properties style:font-name="Linux Libertine O" officeooo:rsid="002dda6f" officeooo:paragraph-rsid="002dda6f"/>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f53dd"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officeooo:rsid="003f53dd" style:font-size-asian="18.2000007629395pt" style:font-size-complex="18.2000007629395pt" style:font-weight-complex="600"/>
    </style:style>
    <style:style style:name="T7" style:family="text">
      <style:text-properties fo:color="#004586" loext:opacity="100%" style:font-name="Linux Libertine O" fo:font-size="18.2000007629395pt" fo:font-weight="bold" officeooo:rsid="003f53dd"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f53dd"/>
    </style:style>
    <style:style style:name="T13" style:family="text">
      <style:text-properties style:font-name="Linux Libertine O" officeooo:rsid="0045acda"/>
    </style:style>
    <style:style style:name="T14" style:family="text">
      <style:text-properties officeooo:rsid="003f53dd"/>
    </style:style>
    <style:style style:name="T15" style:family="text">
      <style:text-properties officeooo:rsid="0040b009"/>
    </style:style>
    <style:style style:name="T16" style:family="text">
      <style:text-properties officeooo:rsid="0041980a"/>
    </style:style>
    <style:style style:name="T17" style:family="text">
      <style:text-properties officeooo:rsid="00460b07"/>
    </style:style>
    <style:style style:name="T18" style:family="text">
      <style:text-properties officeooo:rsid="0046531c"/>
    </style:style>
    <style:style style:name="T19" style:family="text">
      <style:text-properties officeooo:rsid="0046690a"/>
    </style:style>
    <style:style style:name="T20" style:family="text">
      <style:text-properties officeooo:rsid="00482b27"/>
    </style:style>
    <style:style style:name="T21" style:family="text">
      <style:text-properties officeooo:rsid="004889a2"/>
    </style:style>
    <style:style style:name="T22" style:family="text">
      <style:text-properties officeooo:rsid="004b43d1"/>
    </style:style>
    <style:style style:name="T23" style:family="text">
      <style:text-properties officeooo:rsid="004cd9de"/>
    </style:style>
    <style:style style:name="T24" style:family="text">
      <style:text-properties officeooo:rsid="004de0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Bean &amp; meatballs pasta</text:span><text:span text:style-name="T3"> (</text:span><text:span text:style-name="T6">4-</text:span><text:span text:style-name="T5">6</text:span><text:span text:style-name="T3"> portions; </text:span><text:span text:style-name="T6">1</text:span><text:span text:style-name="T4"> hr</text:span><text:span text:style-name="T3">)</text:span></text:h>
      <text:p text:style-name="P7"><text:span text:style-name="T12">Adapted f</text:span><text:span text:style-name="T9">rom https://www.bbcgoodfood.com/recipes/bean-pasta-stew-meatballs</text:span></text:p>
      <text:p text:style-name="P1"/>
      <text:p text:style-name="Heading"><text:span text:style-name="T1">For the </text:span><text:span text:style-name="T2">stew</text:span></text:p>
      <text:p text:style-name="P8"><text:span text:style-name="T13">8 dessert spoons</text:span><text:span text:style-name="T10"> </text:span><text:span text:style-name="T11">olive oil</text:span></text:p>
      <text:p text:style-name="P4"><text:span text:style-name="T16">6-8</text:span> Lincolnshire sausages<text:span text:style-name="T16"> (</text:span><text:span text:style-name="T8">4</text:span>00g<text:span text:style-name="T8">-</text:span>450g<text:span text:style-name="T16">) </text:span><text:span text:style-name="T17">or the Lincolnshire sausages recipe made into meatballs</text:span></text:p>
      <text:p text:style-name="P3"/>
      <text:p text:style-name="P2"><text:span text:style-name="T14">3</text:span> cloves garlic <text:span text:style-name="T14">or 1 Cofresh frozen block</text:span></text:p>
      <text:p text:style-name="P1"><text:span text:style-name="T14">2</text:span> red onions <text:span text:style-name="T14">(250g-300g)</text:span></text:p>
      <text:p text:style-name="P4">2 large leeks (500g)</text:p>
      <text:p text:style-name="P4"><text:span text:style-name="T16">3 </text:span>carrots <text:span text:style-name="T16">(~</text:span>400g<text:span text:style-name="T16">)</text:span></text:p>
      <text:p text:style-name="P6">salt and black pepper</text:p>
      <text:p text:style-name="P4"/>
      <text:p text:style-name="P1">2 tins <text:span text:style-name="T14">canellini beans</text:span> (400g x2)</text:p>
      <text:p text:style-name="P1">1 tin peeled plum tomatoes</text:p>
      <text:p text:style-name="P5">(optional) 200g cherry tomatoes</text:p>
      <text:p text:style-name="P1">1 stock <text:span text:style-name="T14">pot</text:span></text:p>
      <text:p text:style-name="P6">750ml hot water</text:p>
      <text:p text:style-name="P6"/>
      <text:p text:style-name="P10">(optional) a spoon of gravy granules or pea protein to thicken the sauce</text:p>
      <text:p text:style-name="P3"/>
      <text:p text:style-name="P2"/>
      <text:p text:style-name="P2"/>
      <text:p text:style-name="P4">Add a <text:span text:style-name="T19">few</text:span> spoons of olive oil to a large pot. <text:span text:style-name="T8">C</text:span>ut the sausages into ~6 pieces each straight into the pan. Fry on medium-<text:span text:style-name="T18">low</text:span> heat for about 10 minutes.</text:p>
      <text:p text:style-name="P4"/>
      <text:p text:style-name="P4">While the sausages are frying, stir occasionally to unstick them and prepare the vegetables. Roughly dice the garlic and onions. Trim and wash the leeks and cut into slices 2cm thick. Peel the carrots, halve any thick sections down the middle, and cut into 1cm slices.</text:p>
      <text:p text:style-name="P4"/>
      <text:p text:style-name="P4">Take the sausage pieces out of the pot into a bowl. Add the remaining olive oil <text:span text:style-name="T15">and all the chopped vegetables </text:span><text:span text:style-name="T23">(or the garlic, leek, and onion first if the carrots aren’t finished)</text:span><text:span text:style-name="T15">. Fry on high heat for about 10 minutes, stirring occasionally. Add salt and pepper to taste.</text:span></text:p>
      <text:p text:style-name="P4"/>
      <text:p text:style-name="P6">While the vegetables are frying, boil the kettle, open all the tins, and drain and rinse the canellini beans. If using cherry tomatoes, halve them.</text:p>
      <text:p text:style-name="P6"/>
      <text:p text:style-name="P6">Add the beans, stock, hot water, and all tomatoes to the pan. Break up the tinned tomatoes, cover, and bring to the boil for <text:span text:style-name="T22">10</text:span> minutes.</text:p>
      <text:p text:style-name="P6">If serving with pasta, <text:span text:style-name="T24">start getting it ready</text:span><text:span text:style-name="T21">.</text:span></text:p>
      <text:p text:style-name="P6"/>
      <text:p text:style-name="P6">Add the meatballs back in, <text:span text:style-name="T21">and the gravy or pea protein if using</text:span>. Stir well, bring to the boil, cover and simmer for 1<text:span text:style-name="T20">5</text:span> minutes or until the pasta is cooked.</text:p>
      <text:p text:style-name="P6"/>
      <text:p text:style-name="P6">Also good served with fresh brea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12-18T22:38:17.802102015</dc:date>
    <meta:editing-duration>PT1H44M5S</meta:editing-duration>
    <meta:editing-cycles>51</meta:editing-cycles>
    <meta:generator>LibreOffice/7.3.7.2$Linux_X86_64 LibreOffice_project/30$Build-2</meta:generator>
    <meta:document-statistic meta:table-count="0" meta:image-count="0" meta:object-count="0" meta:page-count="1" meta:paragraph-count="24" meta:word-count="309" meta:character-count="1769" meta:non-whitespace-character-count="1484"/>
  </office:meta>
</office:document-meta>
</file>